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top="0in" fo:margin-bottom="0in" loext:contextual-spacing="false"/>
      <style:text-properties fo:color="#000000" fo:font-size="14pt" style:font-size-asian="14pt" style:font-size-complex="14pt"/>
    </style:style>
    <style:style style:name="P4" style:family="paragraph" style:parent-style-name="Standard">
      <style:paragraph-properties fo:margin-left="1in" fo:margin-right="0in" fo:margin-top="0in" fo:margin-bottom="0in" loext:contextual-spacing="false" fo:text-indent="0in" style:auto-text-indent="false"/>
      <style:text-properties fo:color="#ff0000" fo:font-size="14pt" style:font-size-asian="14pt" style:font-size-complex="14pt"/>
    </style:style>
    <style:style style:name="P5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fo:color="#000000" fo:font-size="14pt" style:font-size-asian="14pt" style:font-size-complex="14pt"/>
    </style:style>
    <style:style style:name="P6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margin-top="0in" fo:margin-bottom="0in" loext:contextual-spacing="false"/>
      <style:text-properties fo:color="#000000" fo:font-size="14pt" style:font-size-asian="14pt" style:font-size-complex="14pt"/>
    </style:style>
    <style:style style:name="P8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color="#000000" fo:font-size="14pt" style:font-size-asian="14pt" style:font-size-complex="14pt"/>
    </style:style>
    <style:style style:name="P9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color="#000000" fo:font-size="14pt" officeooo:rsid="001c535e" officeooo:paragraph-rsid="001c535e" style:font-size-asian="14pt" style:font-size-complex="14pt"/>
    </style:style>
    <style:style style:name="P10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color="#000000" fo:font-size="14pt" officeooo:rsid="001d7082" officeooo:paragraph-rsid="001d7082" style:font-size-asian="14pt" style:font-size-complex="14pt"/>
    </style:style>
    <style:style style:name="P11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font-size="14pt" officeooo:paragraph-rsid="001d7082" style:font-size-asian="14pt" style:font-size-complex="14pt"/>
    </style:style>
    <style:style style:name="P12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fo:color="#000000" fo:font-size="14pt" officeooo:paragraph-rsid="001c535e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1155cc"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officeooo:rsid="001c535e"/>
    </style:style>
    <style:style style:name="T4" style:family="text">
      <style:text-properties fo:color="#000000" officeooo:rsid="001d70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eek 5</text:p>
      <text:p text:style-name="P2"/>
      <text:p text:style-name="P1"><text:span text:style-name="T1">5.1 Learn the basic of sharedpreference from Youtube </text:span><text:a xlink:type="simple" xlink:href="https://www.youtube.com/watch?v=gLHUCf8sL1M&amp;t=15s" text:style-name="Internet_20_link" text:visited-style-name="Visited_20_Internet_20_Link"><text:span text:style-name="T2">video</text:span></text:a></text:p>
      <text:p text:style-name="P3"/>
      <text:p text:style-name="P3">5.2 Create a highscore app (Try yourself)</text:p>
      <text:p text:style-name="P5">5.2.1 One EditText</text:p>
      <text:p text:style-name="P5">5.2.2 One Button</text:p>
      <text:p text:style-name="P12">5.2.3 Input a new score in EditText and then click a button,</text:p>
      <text:p text:style-name="P12"><text:tab/>Toast will show a new score as “high score = xxxx” if it is higher than <text:tab/>the current score. </text:p>
      <text:p text:style-name="P12"><text:tab/>Otherwise, Toast will show “No new <text:span text:style-name="T3">high</text:span> score”.</text:p>
      <text:p text:style-name="P8"/>
      <text:p text:style-name="P9">5.3 Implement case study 2 (login process)</text:p>
      <text:p text:style-name="P9"/>
      <text:p text:style-name="P10">5.4 Implement case study 3 (Settings)</text:p>
      <text:p text:style-name="P10"/>
      <text:p text:style-name="P11"><text:span text:style-name="T4">5.5 Finish exercise (Background color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Roboto" fo:font-family="Roboto" style:font-family-generic="roman" style:font-pitch="variable" fo:font-size="14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4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0.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7T11:12:34.036700553</dc:date>
    <meta:editing-duration>PT12M38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81" meta:character-count="458" meta:non-whitespace-character-count="384"/>
  </office:meta>
</office:document-meta>
</file>